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e28d" officeooo:paragraph-rsid="001ee28d"/>
    </style:style>
    <style:style style:name="P2" style:family="paragraph" style:parent-style-name="Standard">
      <style:text-properties officeooo:rsid="002075f6" officeooo:paragraph-rsid="002075f6"/>
    </style:style>
    <style:style style:name="P3" style:family="paragraph" style:parent-style-name="Standard">
      <style:text-properties officeooo:rsid="00217f39" officeooo:paragraph-rsid="00217f39"/>
    </style:style>
    <style:style style:name="P4" style:family="paragraph" style:parent-style-name="Standard">
      <style:text-properties officeooo:rsid="002342eb" officeooo:paragraph-rsid="002342eb"/>
    </style:style>
    <style:style style:name="P5" style:family="paragraph" style:parent-style-name="Standard">
      <style:text-properties officeooo:rsid="002342eb" officeooo:paragraph-rsid="002342eb"/>
    </style:style>
    <style:style style:name="P6" style:family="paragraph" style:parent-style-name="Standard">
      <style:text-properties officeooo:rsid="0023a58c" officeooo:paragraph-rsid="0023a58c"/>
    </style:style>
    <style:style style:name="P7" style:family="paragraph" style:parent-style-name="Standard">
      <style:text-properties officeooo:rsid="002075f6" officeooo:paragraph-rsid="002075f6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2075f6"/>
    </style:style>
    <style:style style:name="T4" style:family="text">
      <style:text-properties officeooo:rsid="0022f15b"/>
    </style:style>
    <style:style style:name="T5" style:family="text">
      <style:text-properties officeooo:rsid="0023a5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<text:span text:style-name="T1">th</text:span> August:</text:p>
      <text:p text:style-name="P1">&gt; Wrote a code that turns a led on and off based on the distance reading of an object.</text:p>
      <text:p text:style-name="P1">&gt; The code needs update where the led is turned on only if the object is infront of the sensor more than a given amount of time.</text:p>
      <text:p text:style-name="P1">&gt; <text:span text:style-name="T3">Wired out a part of the circuit diagram, all components are good.</text:span></text:p>
      <text:p text:style-name="P1">&gt; <text:span text:style-name="T3">Execution failed due to rusted wires.</text:span></text:p>
      <text:p text:style-name="P1">&gt; <text:span text:style-name="T3">Need to buy the following:</text:span></text:p>
      <text:p text:style-name="P2">1. Jumper Wires</text:p>
      <text:p text:style-name="P2">2. AC DC converter</text:p>
      <text:p text:style-name="P2">3. Enameled Copper Wire</text:p>
      <text:p text:style-name="P2">4. Magnets</text:p>
      <text:p text:style-name="P2">5. Heat Shrink Tube</text:p>
      <text:p text:style-name="P2">6. 16 gauge connecting wire</text:p>
      <text:p text:style-name="P2"/>
      <text:p text:style-name="P3">8<text:span text:style-name="T1">th</text:span> August:</text:p>
      <text:p text:style-name="P3">&gt; Made some changes to the code</text:p>
      <text:p text:style-name="P3">&gt; Jotted down action sequence for cleaning the pan</text:p>
      <text:p text:style-name="P3">&gt; Ordered new Jumper wire</text:p>
      <text:p text:style-name="P3">&gt; Will get a AC DC converter tomorrow</text:p>
      <text:p text:style-name="P3">&gt; The calculations <text:span text:style-name="T4">for induction coil needs to be done yet.</text:span></text:p>
      <text:p text:style-name="P3"/>
      <text:p text:style-name="P4">12<text:span text:style-name="T1">th</text:span> August:</text:p>
      <text:p text:style-name="P4">&gt; The Circuit design is nearly finalized.</text:p>
      <text:p text:style-name="P4">&gt; Inexperience with hardware have withheld my project.</text:p>
      <text:p text:style-name="P4">&gt; My board was short due to lack of earthing.</text:p>
      <text:p text:style-name="P4">&gt; Will have to work on 9V battery from now on.</text:p>
      <text:p text:style-name="P4">&gt; A PIR sensor is recommended now, it is cheap and easy to use.</text:p>
      <text:p text:style-name="P4">&gt; Using a makeshift one is also possible.</text:p>
      <text:p text:style-name="P4">&gt; Couldn’t use relay due to inexperience.</text:p>
      <text:p text:style-name="P4">&gt; Am trying to make meaning out of it.</text:p>
      <text:p text:style-name="P4"/>
      <text:p text:style-name="P6">21<text:span text:style-name="T1">st</text:span> August:</text:p>
      <text:p text:style-name="P6">&gt; The relay doesn’t work.</text:p>
      <text:p text:style-name="P6">&gt; Need to buy a new relay.</text:p>
      <text:p text:style-name="P2">&gt; <text:span text:style-name="T5">GitHub Repo for project created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1T15:29:44.475000000</dc:date>
    <meta:editing-duration>PT37M56S</meta:editing-duration>
    <meta:editing-cycles>5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1" meta:word-count="234" meta:character-count="1161" meta:non-whitespace-character-count="958"/>
  </office:meta>
</office:document-meta>
</file>